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4cm" fo:min-width="0.517cm"/>
    </style:style>
    <style:style style:name="gr2" style:family="graphic" style:parent-style-name="standard">
      <style:graphic-properties draw:textarea-horizontal-align="justify" draw:textarea-vertical-align="middle" draw:auto-grow-height="false" fo:min-height="0.34cm" fo:min-width="0.369cm"/>
    </style:style>
    <style:style style:name="gr3" style:family="graphic" style:parent-style-name="standard">
      <style:graphic-properties draw:textarea-horizontal-align="justify" draw:textarea-vertical-align="middle" draw:auto-grow-height="false" fo:min-height="0.34cm" fo:min-width="0.391cm"/>
    </style:style>
    <style:style style:name="gr4" style:family="graphic" style:parent-style-name="standard">
      <style:graphic-properties draw:textarea-horizontal-align="justify" draw:textarea-vertical-align="middle" draw:auto-grow-height="false" fo:min-height="0.323cm" fo:min-width="0.924cm"/>
    </style:style>
    <style:style style:name="gr5" style:family="graphic" style:parent-style-name="standard">
      <style:graphic-properties draw:textarea-horizontal-align="justify" draw:textarea-vertical-align="middle" draw:auto-grow-height="false" fo:min-height="0.323cm" fo:min-width="0.992cm"/>
    </style:style>
    <style:style style:name="gr6" style:family="graphic" style:parent-style-name="standard">
      <style:graphic-properties draw:textarea-horizontal-align="justify" draw:textarea-vertical-align="middle" draw:auto-grow-height="false" fo:min-height="0.323cm" fo:min-width="0.786cm"/>
    </style:style>
    <style:style style:name="gr7" style:family="graphic" style:parent-style-name="standard">
      <style:graphic-properties draw:textarea-horizontal-align="justify" draw:textarea-vertical-align="middle" draw:auto-grow-height="false" fo:min-height="0.323cm" fo:min-width="0.988cm"/>
    </style:style>
    <style:style style:name="gr8" style:family="graphic" style:parent-style-name="standard">
      <style:graphic-properties draw:textarea-horizontal-align="justify" draw:textarea-vertical-align="middle" draw:auto-grow-height="false" fo:min-height="0.337cm" fo:min-width="1.793cm"/>
    </style:style>
    <style:style style:name="gr9" style:family="graphic" style:parent-style-name="standard">
      <style:graphic-properties draw:fill-color="#b4c7dc" draw:opacity="50%" draw:textarea-horizontal-align="justify" draw:textarea-vertical-align="middle" draw:auto-grow-height="false" fo:min-height="0.714cm" fo:min-width="1.91cm"/>
    </style:style>
    <style:style style:name="gr10" style:family="graphic" style:parent-style-name="standard">
      <style:graphic-properties draw:textarea-horizontal-align="justify" draw:textarea-vertical-align="middle" draw:auto-grow-height="false" fo:min-height="0.385cm" fo:min-width="1.786cm"/>
    </style:style>
    <style:style style:name="gr11" style:family="graphic" style:parent-style-name="standard">
      <style:graphic-properties draw:textarea-horizontal-align="justify" draw:textarea-vertical-align="middle" draw:auto-grow-height="false" fo:min-height="0.451cm" fo:min-width="2.767cm"/>
    </style:style>
    <style:style style:name="gr12" style:family="graphic" style:parent-style-name="standard">
      <style:graphic-properties draw:textarea-horizontal-align="justify" draw:textarea-vertical-align="middle" draw:auto-grow-height="false" fo:min-height="0.451cm" fo:min-width="2.113cm"/>
    </style:style>
    <style:style style:name="gr13" style:family="graphic" style:parent-style-name="standard">
      <style:graphic-properties draw:textarea-horizontal-align="justify" draw:textarea-vertical-align="middle" draw:auto-grow-height="false" fo:min-height="0.451cm" fo:min-width="2.14cm"/>
    </style:style>
    <style:style style:name="gr14" style:family="graphic" style:parent-style-name="standard">
      <style:graphic-properties draw:textarea-horizontal-align="justify" draw:textarea-vertical-align="middle" draw:auto-grow-height="false" fo:min-height="0.451cm" fo:min-width="2.775cm"/>
    </style:style>
    <style:style style:name="gr15" style:family="graphic" style:parent-style-name="standard">
      <style:graphic-properties draw:fill-color="#b4c7dc" draw:opacity="50%" draw:textarea-horizontal-align="justify" draw:textarea-vertical-align="middle" draw:auto-grow-height="false" fo:min-height="0.787cm" fo:min-width="1.91cm"/>
    </style:style>
    <style:style style:name="gr16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17" style:family="graphic" style:parent-style-name="objectwithoutfill">
      <style:graphic-properties draw:marker-end="Symmetric_20_Arrow" draw:fill="solid" draw:textarea-vertical-align="middle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objectwithoutfill">
      <style:graphic-properties svg:stroke-color="#666666" draw:marker-end="Symmetric_20_Arrow" draw:marker-end-width="0.3cm" draw:fill="solid" draw:textarea-vertical-align="middle"/>
    </style:style>
    <style:style style:name="gr20" style:family="graphic" style:parent-style-name="objectwithoutfill">
      <style:graphic-properties draw:marker-end="Symmetric_20_Arrow" draw:marker-end-width="0.3cm" draw:fill="solid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19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b4c7dc" draw:opacity="50%"/>
      <style:paragraph-properties fo:text-align="center"/>
      <style:text-properties fo:font-size="12pt" style:font-size-asian="14pt" style:font-size-complex="14pt"/>
    </style:style>
    <style:style style:name="P5" style:family="paragraph">
      <style:paragraph-properties fo:text-align="center"/>
      <style:text-properties fo:font-size="16pt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style:text-position="-33% 58%"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4pt" style:font-size-complex="14pt"/>
    </style:style>
    <style:style style:name="T5" style:family="text">
      <style:text-properties style:text-position="-33% 58%" fo:font-size="12pt" style:font-size-asian="14pt" style:font-size-complex="14pt"/>
    </style:style>
    <style:style style:name="T6" style:family="text">
      <style:text-properties fo:font-size="16pt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079cm" svg:height="0.652cm" svg:x="8.885cm" svg:y="12.299cm">
          <text:p text:style-name="P1"><text:span text:style-name="T1">C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0.931cm" svg:height="0.652cm" svg:x="13.338cm" svg:y="12.299cm">
          <text:p text:style-name="P1"><text:span text:style-name="T1">C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0.953cm" svg:height="0.652cm" svg:x="17.672cm" svg:y="12.299cm">
          <text:p text:style-name="P1"><text:span text:style-name="T1">C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1.424cm" svg:height="0.573cm" svg:x="7.334cm" svg:y="10.521cm">
          <text:p text:style-name="P1"><text:span text:style-name="T1">c</text:span><text:span text:style-name="T2">1</text:span><text:span text:style-name="T1">*c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1.492cm" svg:height="0.573cm" svg:x="10.187cm" svg:y="10.521cm">
          <text:p text:style-name="P1"><text:span text:style-name="T1">|c</text:span><text:span text:style-name="T2">1</text:span><text:span text:style-name="T1">-c</text:span><text:span text:style-name="T2">2</text:span><text:span text:style-name="T1">|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1.286cm" svg:height="0.573cm" svg:x="16.016cm" svg:y="10.521cm">
          <text:p text:style-name="P1"><text:span text:style-name="T1">c</text:span><text:span text:style-name="T2">1</text:span><text:span text:style-name="T1">*c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1.488cm" svg:height="0.573cm" svg:x="19.194cm" svg:y="10.521cm">
          <text:p text:style-name="P1"><text:span text:style-name="T1">|c</text:span><text:span text:style-name="T2">1</text:span><text:span text:style-name="T1">-c</text:span><text:span text:style-name="T2">3</text:span><text:span text:style-name="T1">|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3" draw:id="id3" draw:layer="layout" svg:width="2.293cm" svg:height="0.587cm" svg:x="8.112cm" svg:y="9.001cm">
          <text:p text:style-name="P1"><text:span text:style-name="T3">conc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1" draw:id="id11" draw:layer="layout" svg:width="2.41cm" svg:height="0.964cm" svg:x="3.681cm" svg:y="8.668cm">
          <text:p text:style-name="P1"><text:span text:style-name="T4">Auxiliary </text:span></text:p>
          <text:p text:style-name="P1"><text:span text:style-name="T4">Input c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2" draw:id="id12" draw:layer="layout" svg:width="2.286cm" svg:height="0.635cm" svg:x="8.15cm" svg:y="7.092cm">
          <text:p text:style-name="P1"><text:span text:style-name="T6">con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5" draw:id="id15" draw:layer="layout" svg:width="2.286cm" svg:height="0.635cm" svg:x="17.267cm" svg:y="7.092cm">
          <text:p text:style-name="P1"><text:span text:style-name="T6">conca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267cm" svg:height="0.701cm" svg:x="16.521cm" svg:y="5.583cm">
          <text:p text:style-name="P1"><text:span text:style-name="T6">Dense (128)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613cm" svg:height="0.701cm" svg:x="16.821cm" svg:y="3.936cm">
          <text:p text:style-name="P1"><text:span text:style-name="T6">Dense (1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64cm" svg:height="0.701cm" svg:x="7.877cm" svg:y="3.936cm">
          <text:p text:style-name="P1"><text:span text:style-name="T6">Dense (1)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275cm" svg:height="0.701cm" svg:x="7.477cm" svg:y="5.583cm">
          <text:p text:style-name="P1"><text:span text:style-name="T6">Dense (128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" draw:id="id7" draw:layer="layout" svg:width="2.293cm" svg:height="0.587cm" svg:x="17.216cm" svg:y="8.997cm">
          <text:p text:style-name="P1"><text:span text:style-name="T3">concat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3" draw:id="id13" draw:layer="layout" svg:width="2.41cm" svg:height="1.037cm" svg:x="12.616cm" svg:y="8.722cm">
          <text:p text:style-name="P1"><text:span text:style-name="T4">Auxiliary </text:span></text:p>
          <text:p text:style-name="P1"><text:span text:style-name="T4">Input c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2.41cm" svg:height="1.037cm" svg:x="21.416cm" svg:y="8.722cm">
          <text:p text:style-name="P1"><text:span text:style-name="T4">Auxiliary </text:span></text:p>
          <text:p text:style-name="P1"><text:span text:style-name="T4">Input c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889cm" svg:height="0.889cm" svg:x="8.674cm" svg:y="2.062cm">
          <text:p text:style-name="P1">r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889cm" svg:height="0.889cm" svg:x="17.691cm" svg:y="2.116cm">
          <text:p text:style-name="P1">r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9.382cm" svg:y1="12.303cm" svg:x2="7.858cm" svg:y2="11.033cm">
          <text:p/>
        </draw:line>
        <draw:line draw:style-name="gr17" draw:text-style-name="P6" draw:layer="layout" svg:x1="13.827cm" svg:y1="12.303cm" svg:x2="7.858cm" svg:y2="11.033cm">
          <text:p/>
        </draw:line>
        <draw:line draw:style-name="gr17" draw:text-style-name="P6" xml:id="id1" draw:id="id1" draw:layer="layout" svg:x1="9.382cm" svg:y1="12.303cm" svg:x2="10.906cm" svg:y2="11.16cm">
          <text:p/>
        </draw:line>
        <draw:line draw:style-name="gr17" draw:text-style-name="P6" draw:layer="layout" svg:x1="13.827cm" svg:y1="12.303cm" svg:x2="10.906cm" svg:y2="11.16cm">
          <text:p/>
        </draw:line>
        <draw:line draw:style-name="gr17" draw:text-style-name="P6" draw:layer="layout" svg:x1="18.145cm" svg:y1="12.303cm" svg:x2="16.621cm" svg:y2="11.16cm">
          <text:p/>
        </draw:line>
        <draw:line draw:style-name="gr17" draw:text-style-name="P6" draw:layer="layout" svg:x1="13.827cm" svg:y1="12.303cm" svg:x2="16.621cm" svg:y2="11.16cm">
          <text:p/>
        </draw:line>
        <draw:line draw:style-name="gr17" draw:text-style-name="P6" draw:layer="layout" svg:x1="18.145cm" svg:y1="12.303cm" svg:x2="20.05cm" svg:y2="11.16cm">
          <text:p/>
        </draw:line>
        <draw:line draw:style-name="gr17" draw:text-style-name="P6" draw:layer="layout" svg:x1="13.827cm" svg:y1="12.303cm" svg:x2="20.05cm" svg:y2="11.16cm">
          <text:p/>
        </draw:line>
        <draw:connector draw:style-name="gr18" draw:text-style-name="P6" draw:layer="layout" draw:type="curve" svg:x1="10.906cm" svg:y1="11.731cm" svg:x2="10.906cm" svg:y2="11.731cm" draw:start-shape="id1" draw:end-shape="id1" svg:d="M10906 11731z" svg:viewBox="0 0 1 1">
          <text:p/>
        </draw:connector>
        <draw:connector draw:style-name="gr19" draw:text-style-name="P6" draw:layer="layout" draw:type="curve" draw:line-skew="-0.882cm" svg:x1="8.885cm" svg:y1="12.625cm" svg:x2="8.112cm" svg:y2="9.294cm" draw:start-shape="id2" draw:start-glue-point="3" draw:end-shape="id3" draw:end-glue-point="3" svg:d="M8885 12625c-3235 0-2849-3331-773-3331" svg:viewBox="0 0 2382 3332">
          <text:p/>
        </draw:connector>
        <draw:connector draw:style-name="gr19" draw:text-style-name="P6" draw:layer="layout" draw:type="curve" draw:line-skew="0.43cm" svg:x1="13.338cm" svg:y1="12.625cm" svg:x2="10.405cm" svg:y2="9.294cm" draw:start-shape="id4" draw:start-glue-point="3" draw:end-shape="id3" draw:end-glue-point="1" svg:d="M13338 12625c-1555 0-89-3331-2933-3331" svg:viewBox="0 0 2934 3332">
          <text:p/>
        </draw:connector>
        <draw:connector draw:style-name="gr19" draw:text-style-name="P6" draw:layer="layout" draw:type="curve" svg:x1="8.046cm" svg:y1="10.521cm" svg:x2="9.258cm" svg:y2="9.588cm" draw:start-shape="id5" draw:start-glue-point="0" draw:end-shape="id3" draw:end-glue-point="2" svg:d="M8046 10521c0-700 1212-234 1212-933" svg:viewBox="0 0 1213 934">
          <text:p/>
        </draw:connector>
        <draw:connector draw:style-name="gr19" draw:text-style-name="P6" draw:layer="layout" draw:type="curve" draw:line-skew="0cm -1.655cm -1.686cm" svg:x1="10.933cm" svg:y1="10.521cm" svg:x2="9.258cm" svg:y2="9.588cm" draw:start-shape="id6" draw:start-glue-point="0" draw:end-shape="id3" draw:end-glue-point="2" svg:d="M10933 10521c0-753-408-501-408-557 0-55-1267 104-1267-376" svg:viewBox="0 0 1676 934">
          <text:p/>
        </draw:connector>
        <draw:connector draw:style-name="gr19" draw:text-style-name="P6" draw:layer="layout" draw:type="curve" svg:x1="14.269cm" svg:y1="12.625cm" svg:x2="17.216cm" svg:y2="9.29cm" draw:start-shape="id4" draw:start-glue-point="1" draw:end-shape="id7" draw:end-glue-point="3" svg:d="M14269 12625c2209 0 736-3335 2947-3335" svg:viewBox="0 0 2948 3336">
          <text:p/>
        </draw:connector>
        <draw:connector draw:style-name="gr19" draw:text-style-name="P6" draw:layer="layout" draw:type="curve" draw:line-skew="1.055cm" svg:x1="18.625cm" svg:y1="12.625cm" svg:x2="19.509cm" svg:y2="9.29cm" draw:start-shape="id8" draw:start-glue-point="1" draw:end-shape="id7" draw:end-glue-point="1" svg:d="M18625 12625c3658 0 3216-3335 884-3335" svg:viewBox="0 0 2692 3336">
          <text:p/>
        </draw:connector>
        <draw:connector draw:style-name="gr19" draw:text-style-name="P6" draw:layer="layout" draw:type="curve" draw:line-skew="0cm 1.36cm -1.698cm" svg:x1="16.659cm" svg:y1="10.521cm" svg:x2="18.362cm" svg:y2="9.584cm" draw:start-shape="id9" draw:start-glue-point="0" draw:end-shape="id7" draw:end-glue-point="2" svg:d="M16659 10521c0-753 216-501 216-563 0-61 1487 94 1487-374" svg:viewBox="0 0 1704 938">
          <text:p/>
        </draw:connector>
        <draw:connector draw:style-name="gr19" draw:text-style-name="P6" draw:layer="layout" draw:type="curve" svg:x1="19.938cm" svg:y1="10.521cm" svg:x2="18.362cm" svg:y2="9.584cm" draw:start-shape="id10" draw:start-glue-point="0" draw:end-shape="id7" draw:end-glue-point="2" svg:d="M19938 10521c0-703-1576-235-1576-937" svg:viewBox="0 0 1577 938">
          <text:p/>
        </draw:connector>
        <draw:connector draw:style-name="gr20" draw:text-style-name="P6" draw:layer="layout" draw:type="curve" svg:x1="4.886cm" svg:y1="8.668cm" svg:x2="9.293cm" svg:y2="7.727cm" draw:start-shape="id11" draw:start-glue-point="0" draw:end-shape="id12" draw:end-glue-point="2" svg:d="M4886 8668c0-751 2235-501 2235-471s2172 280 2172-470" svg:viewBox="0 0 4408 942">
          <text:p/>
        </draw:connector>
        <draw:connector draw:style-name="gr20" draw:text-style-name="P6" draw:layer="layout" draw:type="curve" svg:x1="13.821cm" svg:y1="8.722cm" svg:x2="9.293cm" svg:y2="7.727cm" draw:start-shape="id13" draw:start-glue-point="0" draw:end-shape="id12" draw:end-glue-point="2" svg:d="M13821 8722c0-753-2295-502-2295-499 0 4-2233 254-2233-496" svg:viewBox="0 0 4529 996">
          <text:p/>
        </draw:connector>
        <draw:line draw:style-name="gr20" draw:text-style-name="P6" draw:layer="layout" svg:x1="9.255cm" svg:y1="9.001cm" svg:x2="9.255cm" svg:y2="7.858cm">
          <text:p/>
        </draw:line>
        <draw:line draw:style-name="gr20" draw:text-style-name="P6" draw:layer="layout" svg:x1="18.272cm" svg:y1="9.001cm" svg:x2="18.272cm" svg:y2="7.731cm">
          <text:p/>
        </draw:line>
        <draw:connector draw:style-name="gr20" draw:text-style-name="P6" draw:layer="layout" draw:type="curve" svg:x1="22.621cm" svg:y1="8.722cm" svg:x2="18.41cm" svg:y2="7.727cm" draw:start-shape="id14" draw:start-glue-point="0" draw:end-shape="id15" draw:end-glue-point="2" svg:d="M22621 8722c0-753-2136-502-2136-499 0 4-2075 254-2075-496" svg:viewBox="0 0 4212 996">
          <text:p/>
        </draw:connector>
        <draw:connector draw:style-name="gr20" draw:text-style-name="P6" draw:layer="layout" draw:type="curve" svg:x1="13.821cm" svg:y1="8.722cm" svg:x2="18.272cm" svg:y2="7.813cm" draw:start-shape="id13" draw:start-glue-point="0" svg:d="M13821 8722c0-1057 4451-603 4451-909" svg:viewBox="0 0 4452 910">
          <text:p/>
        </draw:connector>
        <draw:custom-shape draw:style-name="gr21" draw:text-style-name="P1" draw:layer="layout" svg:width="0.254cm" svg:height="0.508cm" svg:x="9.001cm" svg:y="6.4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0.254cm" svg:height="0.508cm" svg:x="18.102cm" svg:y="6.4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0.254cm" svg:height="0.508cm" svg:x="9.002cm" svg:y="4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0.254cm" svg:height="0.508cm" svg:x="18.003cm" svg:y="4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0.254cm" svg:height="0.508cm" svg:x="9.003cm" svg:y="3.2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0.254cm" svg:height="0.508cm" svg:x="18.004cm" svg:y="3.2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7:10:32.835000000</meta:creation-date>
    <dc:date>2019-06-04T12:59:31.317000000</dc:date>
    <meta:editing-duration>PT15H49M37S</meta:editing-duration>
    <meta:editing-cycles>6</meta:editing-cycles>
    <meta:generator>LibreOffice/6.2.2.2$Windows_x86 LibreOffice_project/2b840030fec2aae0fd2658d8d4f9548af4e3518d</meta:generator>
    <meta:document-statistic meta:object-count="49"/>
  </office:meta>
</office:document-meta>
</file>